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eelawadee UI" svg:font-family="'Leelawadee U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Leelawadee UI" fo:font-size="14pt" fo:language="en" fo:country="US" officeooo:rsid="0017c263" officeooo:paragraph-rsid="0017c263" style:font-size-asian="14pt" style:font-size-complex="14pt"/>
    </style:style>
    <style:style style:name="P2" style:family="paragraph" style:parent-style-name="Standard">
      <style:text-properties style:font-name="Leelawadee UI" fo:font-size="14pt" fo:language="en" fo:country="US" officeooo:paragraph-rsid="0017c263" style:font-size-asian="14pt" style:font-size-complex="14pt"/>
    </style:style>
    <style:style style:name="P3" style:family="paragraph" style:parent-style-name="Standard">
      <style:text-properties style:font-name="Leelawadee UI" fo:font-size="14pt" fo:language="en" fo:country="US" style:font-size-asian="14pt" style:font-size-complex="14pt"/>
    </style:style>
    <style:style style:name="P4" style:family="paragraph" style:parent-style-name="Standard">
      <style:text-properties style:font-name="Leelawadee UI" fo:font-size="14pt" fo:language="en" fo:country="US" officeooo:rsid="0019fefa" officeooo:paragraph-rsid="0019fefa" style:font-size-asian="14pt" style:font-size-complex="14pt"/>
    </style:style>
    <style:style style:name="P5" style:family="paragraph" style:parent-style-name="Standard">
      <style:text-properties style:font-name="Leelawadee UI" fo:font-size="14pt" fo:language="en" fo:country="US" officeooo:rsid="00170d24" officeooo:paragraph-rsid="0017c263" style:font-size-asian="14pt" style:font-size-complex="14pt"/>
    </style:style>
    <style:style style:name="P6" style:family="paragraph" style:parent-style-name="Standard">
      <style:text-properties style:font-name="Leelawadee UI" fo:font-size="14pt" fo:language="en" fo:country="US" officeooo:rsid="00186023" officeooo:paragraph-rsid="00186023" style:font-size-asian="14pt" style:font-size-complex="14pt"/>
    </style:style>
    <style:style style:name="P7" style:family="paragraph" style:parent-style-name="Standard">
      <style:text-properties style:font-name="Leelawadee UI" fo:font-size="14pt" fo:language="en" fo:country="US" officeooo:paragraph-rsid="00186023" style:font-size-asian="14pt" style:font-size-complex="14pt"/>
    </style:style>
    <style:style style:name="P8" style:family="paragraph" style:parent-style-name="Standard">
      <style:text-properties style:font-name="Leelawadee UI" fo:font-size="14pt" fo:language="en" fo:country="US" fo:font-weight="bold" officeooo:rsid="0017c263" officeooo:paragraph-rsid="0017c263" style:font-size-asian="14pt" style:font-weight-asian="bold" style:font-size-complex="14pt" style:font-weight-complex="bold"/>
    </style:style>
    <style:style style:name="P9" style:family="paragraph" style:parent-style-name="Standard">
      <style:text-properties style:font-name="Leelawadee UI" fo:language="en" fo:country="US" officeooo:rsid="0017c263" officeooo:paragraph-rsid="0017c263"/>
    </style:style>
    <style:style style:name="P10" style:family="paragraph" style:parent-style-name="Standard">
      <style:text-properties style:font-name="Leelawadee UI" fo:language="en" fo:country="US"/>
    </style:style>
    <style:style style:name="P11" style:family="paragraph" style:parent-style-name="Standard">
      <style:text-properties style:font-name="Leelawadee UI" fo:language="en" fo:country="US" officeooo:paragraph-rsid="0017c263"/>
    </style:style>
    <style:style style:name="P12" style:family="paragraph" style:parent-style-name="Standard">
      <style:text-properties style:font-name="Leelawadee UI" fo:language="en" fo:country="US" officeooo:rsid="00186023" officeooo:paragraph-rsid="00186023"/>
    </style:style>
    <style:style style:name="P13" style:family="paragraph" style:parent-style-name="Standard">
      <style:text-properties style:font-name="Leelawadee UI" fo:language="en" fo:country="US" fo:font-weight="bold" officeooo:rsid="0017c263" officeooo:paragraph-rsid="0017c263" style:font-weight-asian="bold" style:font-weight-complex="bold"/>
    </style:style>
    <style:style style:name="P14" style:family="paragraph" style:parent-style-name="Standard">
      <style:text-properties style:font-name="Leelawadee UI" fo:language="en" fo:country="US" fo:font-weight="bold" style:font-weight-asian="bold" style:font-weight-complex="bold"/>
    </style:style>
    <style:style style:name="P15" style:family="paragraph" style:parent-style-name="Standard">
      <style:text-properties style:font-name="Leelawadee UI" fo:language="en" fo:country="US" fo:font-weight="bold" officeooo:rsid="00170d24" officeooo:paragraph-rsid="00170d24" style:font-weight-asian="bold" style:font-weight-complex="bold"/>
    </style:style>
    <style:style style:name="P16" style:family="paragraph" style:parent-style-name="Standard">
      <style:text-properties style:font-name="Leelawadee UI" fo:language="en" fo:country="US" fo:font-weight="bold" officeooo:rsid="00186023" officeooo:paragraph-rsid="00186023" style:font-weight-asian="bold" style:font-weight-complex="bold"/>
    </style:style>
    <style:style style:name="P17" style:family="paragraph" style:parent-style-name="Standard">
      <style:text-properties style:font-name="Leelawadee UI" fo:font-size="12pt" fo:language="en" fo:country="US" officeooo:rsid="0017c263" officeooo:paragraph-rsid="0017c263" style:font-size-asian="12pt" style:font-size-complex="12pt"/>
    </style:style>
    <style:style style:name="P18" style:family="paragraph" style:parent-style-name="Standard">
      <style:text-properties style:font-name="Leelawadee UI" fo:font-size="12pt" fo:language="en" fo:country="US" fo:font-weight="bold" officeooo:rsid="0017c263" officeooo:paragraph-rsid="0017c263" style:font-size-asian="12pt" style:font-weight-asian="bold" style:font-size-complex="12pt" style:font-weight-complex="bold"/>
    </style:style>
    <style:style style:name="P19" style:family="paragraph" style:parent-style-name="Text_20_body">
      <style:text-properties style:font-name="Leelawadee UI" fo:font-size="14pt" fo:language="en" fo:country="US" officeooo:paragraph-rsid="00186023" style:font-size-asian="14pt" style:font-size-complex="14pt"/>
    </style:style>
    <style:style style:name="T1" style:family="text">
      <style:text-properties officeooo:rsid="00170d24"/>
    </style:style>
    <style:style style:name="T2" style:family="text">
      <style:text-properties officeooo:rsid="0017c263"/>
    </style:style>
    <style:style style:name="T3" style:family="text">
      <style:text-properties style:text-position="super 58%"/>
    </style:style>
    <style:style style:name="T4" style:family="text">
      <style:text-properties style:text-position="0% 100%"/>
    </style:style>
    <style:style style:name="T5" style:family="text">
      <style:text-properties officeooo:rsid="00186023"/>
    </style:style>
    <style:style style:name="T6" style:family="text">
      <style:text-properties officeooo:rsid="0019fef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1</text:p>
      <text:p text:style-name="P1">I’m going to report the work I did since the beginning of my PhD.</text:p>
      <text:p text:style-name="P1">Basically, I aim at comparing different species distribution models to try to better understand the benefits and limtiations of each approach</text:p>
      <text:p text:style-name="P1">I focus on common European tree species</text:p>
      <text:p text:style-name="P10"/>
      <text:p text:style-name="P13">2</text:p>
      <text:p text:style-name="P1">We know, from observations, that climate warming in the recent past had an effect on plant species distribution. </text:p>
      <text:p text:style-name="P1">For example, this work by Lenoir et al., which show a sixty meter upward shift of forest plant species. </text:p>
      <text:p text:style-name="P1">In the future, climate change is expected to have signifcant effects on the distribution of tree species. Researchers use models to try to predict these effects. </text:p>
      <text:p text:style-name="P10"/>
      <text:p text:style-name="P13">3</text:p>
      <text:p text:style-name="P1">Most common approach is he statistical niche models – known as species distribution models (SDM</text:p>
      <text:p text:style-name="P2"><text:span text:style-name="T2">They aim at u</text:span>sing statistical or machine learning techniques to relate <text:span text:style-name="T2">current </text:span>species occurrence to environmental variables </text:p>
      <text:p text:style-name="P2">Common modeling techniques include logistic regression, generalized linear models, random forests, support vector machines, and maximum entropy models </text:p>
      <text:p text:style-name="P9"/>
      <text:p text:style-name="P13">4</text:p>
      <text:p text:style-name="P1">To predict what could happen in the future, species distribution models rely on the assumption that the relationship between environmental variables (such as temperature, precipitation, and soil characteristics) and species occurrence remains relatively stable over time </text:p>
      <text:p text:style-name="P10"/>
      <text:p text:style-name="P13">5</text:p>
      <text:p text:style-name="P1">Just an example of what we can obtain with these models, here for Quercus ilex</text:p>
      <text:p text:style-name="P1">We see a strong extinction in Spain an a significant latitudinal shift to cooler climates</text:p>
      <text:p text:style-name="P9"/>
      <text:p text:style-name="P13">6</text:p>
      <text:p text:style-name="P1">These models are quite easy to use, there is a substantial literature to learn to apply them</text:p>
      <text:p text:style-name="P1"><text:soft-page-break/>We only need species distribution and environmental predictors, we don’t always have data on the species absence but we can calibrate them only with presence</text:p>
      <text:p text:style-name="P1">Quite standard methods, common framework which promotes the reproducibility</text:p>
      <text:p text:style-name="P1"/>
      <text:p text:style-name="P18">7</text:p>
      <text:p text:style-name="P1">But these approach are more and more criticized, <text:s/>authors argue that the correlations are not causation, and that these models can be fitted even with meaningless data</text:p>
      <text:p text:style-name="P1"/>
      <text:p text:style-name="P18">8</text:p>
      <text:p text:style-name="P2">Unlike empirical correlative models that rely on statistical relationships between species occurrence and environmental variables, process-based models simulate ecological processes and incorporate physiological and ecological mechanisms. </text:p>
      <text:p text:style-name="P1">The idea is to translate what we know or observe about ecosystem functioning into mathematical explicit equations, where parameters should have a biological meaning</text:p>
      <text:p text:style-name="P1"/>
      <text:p text:style-name="P18">9</text:p>
      <text:p text:style-name="P1">We can either model each individual separately</text:p>
      <text:p text:style-name="P1"/>
      <text:p text:style-name="P18">10</text:p>
      <text:p text:style-name="P1">Or an average tree, which allows to go a bit further into the description of mechanisms and fluxes within the ecosystem</text:p>
      <text:p text:style-name="P1"/>
      <text:p text:style-name="P18">11</text:p>
      <text:p text:style-name="P1">For example, PHENOFIT, which I guess some here are familiar with, which models the life event of tree across the year, to infer both reproductive success and survival taking into account frost and drought damage and thermal energy required for the maturation</text:p>
      <text:p text:style-name="P8"/>
      <text:p text:style-name="P18">12</text:p>
      <text:p text:style-name="P17"/>
      <text:p text:style-name="P17"/>
      <text:p text:style-name="P18"/>
      <text:p text:style-name="P18">13</text:p>
      <text:p text:style-name="P1">PBM parameters have a direct biological interpretation, which is a strong advantage to study processes at stake</text:p>
      <text:p text:style-name="P1"><text:soft-page-break/>Their structure thus allow to validate our understanding, and even to test new hypotheses</text:p>
      <text:p text:style-name="P10"/>
      <text:p text:style-name="P14">14</text:p>
      <text:p text:style-name="P3">But as each approach, they also have limitations.</text:p>
      <text:p text:style-name="P2">The complexity and computational requirements of these models can also pose challenges in terms of calibration, validation, and application on larger scales.</text:p>
      <text:p text:style-name="P2">You need daily climate data, and a lot of data to calibrate them (e.g. phenological dates), less available than species distribution data</text:p>
      <text:p text:style-name="P2">Another cristicism could be that they are subjective approach, we decide as modeller on which process we focus, and somewhat they are less transparent and reprodutible than niche models</text:p>
      <text:p text:style-name="P10"/>
      <text:p text:style-name="P13">15</text:p>
      <text:p text:style-name="P1">The future predictions of the two types of models are known to diverge, for example here between PHENOFIT and BIOMOD (an ensemble of statistical models),</text:p>
      <text:p text:style-name="P1">most of the time niche models are more pessimistic</text:p>
      <text:p text:style-name="P9"/>
      <text:p text:style-name="P13">16</text:p>
      <text:p text:style-name="P1">In summary, the two approaches differs in their hypotheses (statistical relationships vs. mechanistic relationships) and their calibration methods</text:p>
      <text:p text:style-name="P1">But there is still some continuity between these two types of models</text:p>
      <text:p text:style-name="P1">A process-based model is not always fully mechanistic, the covariates in a niche model are not chosen randomly, but based on our knowledge</text:p>
      <text:p text:style-name="P10"><text:s/></text:p>
      <text:p text:style-name="P13">17</text:p>
      <text:p text:style-name="P1">A common assumption, found in several papers, is that process-based models might provide more robust projections in future climates</text:p>
      <text:p text:style-name="P1">But it has never been really verified with independent data, it’s like the major objective of my PhD</text:p>
      <text:p text:style-name="P9"/>
      <text:p text:style-name="P13">18</text:p>
      <text:p text:style-name="P1">My PhD basically relies on four temporal windows</text:p>
      <text:p text:style-name="P1">From the end of last glacial maximum to the end of the 21<text:span text:style-name="T3">st</text:span> century</text:p>
      <text:p text:style-name="P4">I am going to talk only about two of these periods</text:p>
      <text:p text:style-name="P1"/>
      <text:p text:style-name="P1"/>
      <text:p text:style-name="P1"/>
      <text:p text:style-name="P13"><text:soft-page-break/>19</text:p>
      <text:p text:style-name="P1">The first part was to calibrate both process based models and niche models in what we called the present, ie 1970-2000</text:p>
      <text:p text:style-name="P9"/>
      <text:p text:style-name="P13">20</text:p>
      <text:p text:style-name="P1">In particular, we aim at calibrate process-based models as correlative models, to get a somewhat new version of these models, which combine both approaches</text:p>
      <text:p text:style-name="P1">And so that only one hypothesis changes across models</text:p>
      <text:p text:style-name="P13"/>
      <text:p text:style-name="P13">21</text:p>
      <text:p text:style-name="P1">To this aim, we used an evolutionary optimization algorithm</text:p>
      <text:p text:style-name="P5"><text:span text:style-name="T2">I</text:span>nverse calibration involves adjusting the parameters of the model, to reproduce observed tree distributions</text:p>
      <text:p text:style-name="P1"><text:span text:style-name="T1">CMA-ES e</text:span>xplore the parameter space to find the combination that best matches the model outputs to the observed data, both for PHENOFIT (30 parameters) and CASTANEA (70 parameters), by adapting the covariance matrix to guide the search towards promising regions of the parameter space</text:p>
      <text:p text:style-name="P1">A lot of parameters, so we did not even know if it was going to work</text:p>
      <text:p text:style-name="P13"/>
      <text:p text:style-name="P13">22</text:p>
      <text:p text:style-name="P1">Strong improvement of realized performance, for example with CASTANEA and beach, where we obtain an increase of near 30%, with model outputs that matches the current distribution</text:p>
      <text:p text:style-name="P9"/>
      <text:p text:style-name="P13">23</text:p>
      <text:p text:style-name="P1">But has we calibrate maaaany parameters all at once, we had the expected issue of non-identifiability, with several parameter combinations which had good performance</text:p>
      <text:p text:style-name="P1">For example here, budburst model into PHENOFIT, the parameter values varies across different calibrations</text:p>
      <text:p text:style-name="P9"/>
      <text:p text:style-name="P13">24</text:p>
      <text:p text:style-name="P1">We used this method to calibration the entire model</text:p>
      <text:p text:style-name="P1">But could be quite useful to calibrate only some part of the models where we lack process-related data (for example fruit maturation), <text:span text:style-name="T1">to identify areas of improvement, refine model algorithms, and incorporate new data</text:span></text:p>
      <text:p text:style-name="P9"/>
      <text:p text:style-name="P11"/>
      <text:p text:style-name="P11"/>
      <text:p text:style-name="P11"/>
      <text:p text:style-name="P11"><text:soft-page-break/></text:p>
      <text:p text:style-name="P13">25 </text:p>
      <text:p text:style-name="P1">Second part of my thesis, which is the biggest, is to try to test the models, both statistical and process-based, against palaeecological data</text:p>
      <text:p text:style-name="P9"/>
      <text:p text:style-name="P13">26</text:p>
      <text:p text:style-name="P1">First, if we want to use them, we need to process daily climate data across several millenia</text:p>
      <text:p text:style-name="P1">Which is not trivial</text:p>
      <text:p text:style-name="P1"/>
      <text:p text:style-name="P1">We had monthly past climate simulations, which we downscaled to a finer resolution </text:p>
      <text:p text:style-name="P1">But we need daily data for the process-based models</text:p>
      <text:p text:style-name="P1">We used a stochastic weather generator, which generate daily time series from these monthly data</text:p>
      <text:p text:style-name="P1">We also needed some daily radiation data</text:p>
      <text:p text:style-name="P1">So we recalculate daily extraterrestrial radiation, using the same orbital parameters than the climate simulations, and after we compute the global radiation with the daily data (in particular cloudiness)</text:p>
      <text:p text:style-name="P15"/>
      <text:p text:style-name="P13">27</text:p>
      <text:p text:style-name="P1">here what we obtain, in green, the mean variation of temperature across Europe</text:p>
      <text:p text:style-name="P1">This match quite well the observation from Greenland ice core</text:p>
      <text:p text:style-name="P1">In blue, it is a measure of climate novelty related to the present conditions</text:p>
      <text:p text:style-name="P1">Warming from the LGM</text:p>
      <text:p text:style-name="P1">Two interesting periods: </text:p>
      <text:p text:style-name="P1">Bolling Allerod, a cooler period, where tree species could spread northward for a brief few hundred years</text:p>
      <text:p text:style-name="P1">Younger Dryad, a return to glacial conditions which temporarily reversed the gradual climatic warming</text:p>
      <text:p text:style-name="P9"/>
      <text:p text:style-name="P16">28</text:p>
      <text:p text:style-name="P6">What do the models predict across this period ?</text:p>
      <text:p text:style-name="P6">We observe a predicted niche consistent with what we could expect due to climate oscillation</text:p>
      <text:p text:style-name="P6">With a greater suitability during the Bollering Alerod</text:p>
      <text:p text:style-name="P12"/>
      <text:p text:style-name="P16">29</text:p>
      <text:p text:style-name="P6">Across models, we can also look at the predicted niche similarity</text:p>
      <text:p text:style-name="P6"><text:soft-page-break/>So we define both niche similarity, between models two by two</text:p>
      <text:p text:style-name="P6">And climate similarity, between projection period and the present conditions</text:p>
      <text:p text:style-name="P12"/>
      <text:p text:style-name="P6">Similarity between PHENOFIT classical calibration and inverse calibration seems rather constant</text:p>
      <text:p text:style-name="P6">And as we could expect, PHENOFIT fitted is closer to Random Forest at the beginning, but the similarity decrease in more distant climate </text:p>
      <text:p text:style-name="P6">It is quite an intermediary between process-based and correlative</text:p>
      <text:p text:style-name="P6"/>
      <text:p text:style-name="P6">But these differences do not tell us about the robustness of model predictions</text:p>
      <text:p text:style-name="P12"/>
      <text:p text:style-name="P16">30 </text:p>
      <text:p text:style-name="P6">For this, we may use pollen records</text:p>
      <text:p text:style-name="P6">These data have limitations and uncertainties, but <text:span text:style-name="T1">are </text:span>a valuable tool for reconstructing past vegetation</text:p>
      <text:p text:style-name="P6">For example here, with we are able to reconstruct the spread of Fagus species with the past warming</text:p>
      <text:p text:style-name="P12"/>
      <text:p text:style-name="P13"/>
      <text:p text:style-name="P16">31</text:p>
      <text:p text:style-name="P6">So, using these data, we are able to compare the performance of the different models across the novel climate conditions</text:p>
      <text:p text:style-name="P6">We observe roughly two areas</text:p>
      <text:p text:style-name="P6">The first one, in closest climate condition from present conditions, where niche models seems to perform better</text:p>
      <text:p text:style-name="P6">And again, inverse calibrated PHENOFIT is quite intermediate</text:p>
      <text:p text:style-name="P6"/>
      <text:p text:style-name="P6">Then, in the second area, in more novel climates,</text:p>
      <text:p text:style-name="P6">Niche model performance seems to decrease</text:p>
      <text:p text:style-name="P6">Both process-based models seem to be more robust</text:p>
      <text:p text:style-name="P12"/>
      <text:p text:style-name="P16">32</text:p>
      <text:p text:style-name="P6">With extreme precautions, we may want to extrapolate these results in future climate</text:p>
      <text:p text:style-name="P6">Using the same measure of climatic distance</text:p>
      <text:p text:style-name="P7"><text:span text:style-name="T1">W</text:span>hen fac<text:span text:style-name="T1">ing</text:span> with novel <text:span text:style-name="T1">c</text:span>limates that significantly differ from historical patterns <text:span text:style-name="T1">t</text:span>he reliability of these models can be uncertain </text:p>
      <text:p text:style-name="P12"/>
      <text:p text:style-name="P12"/>
      <text:p text:style-name="P12"/>
      <text:p text:style-name="P16"><text:soft-page-break/>33</text:p>
      <text:p text:style-name="P6">The idea is really not to say “process-based model are the best”, because past climate change is not the same as what we expect in the future – for example, CO2 concentration will be very different</text:p>
      <text:p text:style-name="P6">But still, it is a way to get a sense of the strong uncertainty related to the models we used</text:p>
      <text:p text:style-name="P6">And we may want to focus our efforts on these more functional and process-based approaches</text:p>
      <text:p text:style-name="P12"/>
      <text:p text:style-name="P16">34</text:p>
      <text:p text:style-name="P6">Moreover, process-based model projections may be off the mark if the model miss an important mechanism, or if the calibration is lacking exhaustive data</text:p>
      <text:p text:style-name="P6">The example of Larix projections for PHENOFIT I show you here is quite striking</text:p>
      <text:p text:style-name="P6">In this situation, evaluation of model performance can be a way to inform the modeller, to <text:span text:style-name="T1">identify areas of improvement</text:span></text:p>
      <text:p text:style-name="P6">The inverse calibrated version here is quite useful, because it appears to indicate that the model may not be missspecified, seems the projection are pretty good, but rather that the parameters were calibrated in the forward version can not applied to the entire Europe</text:p>
      <text:p text:style-name="P16"/>
      <text:p text:style-name="P16">35</text:p>
      <text:p text:style-name="P6">As one <text:span text:style-name="T6">of </text:span>the last slide, I just wanted to take a step back on these results</text:p>
      <text:p text:style-name="P6">First, I must acknowledge that pollen data have strong limitations</text:p>
      <text:p text:style-name="P6">They are not exhaustive, their age is quite uncertain, it’s hard to date them, and it can be quite difficult to identify the taxonomic level</text:p>
      <text:p text:style-name="P6"/>
      <text:p text:style-name="P6">We don’t take all factors that can influenced species distribution, and in particular we miss competition with other species and land use changes</text:p>
      <text:p text:style-name="P6"/>
      <text:p text:style-name="P6">An other process that we do not model – for the moment – are migration processes, which where important during past climate changes, and can explain a lag between species distribution and suitable habitats</text:p>
      <text:p text:style-name="P16"/>
      <text:p text:style-name="P16">36</text:p>
      <text:p text:style-name="P7"><text:span text:style-name="T5">As a conclusion, I just wanted to stress out how b</text:span>etter communication on model uncertainties in the future is crucial for several reasons :</text:p>
      <text:p text:style-name="P7"/>
      <text:p text:style-name="P19"><text:soft-page-break/>- allows decision-makers to have a more comprehensive understanding of the limitations and potential errors associated with the models</text:p>
      <text:p text:style-name="P19">- <text:span text:style-name="T1">we have to </text:span>prevent the misinterpretation of model outputs as precise and deterministic representations of reality</text:p>
      <text:p text:style-name="P19">- <text:span text:style-name="T1">m</text:span>odel uncertainties are directly linked to risk assessment</text:p>
      <text:p text:style-name="P3"/>
      <text:p text:style-name="P4">Let’s prove that our models are wrong!</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eelawadee UI" svg:font-family="'Leelawadee U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Victor Van der Meersch</meta:initial-creator>
    <meta:creation-date>2023-06-22T16:51:53.695000000</meta:creation-date>
    <dc:date>2023-06-26T15:53:47.130000000</dc:date>
    <dc:creator>Victor Van der Meersch</dc:creator>
    <meta:editing-duration>P1DT3H42M59S</meta:editing-duration>
    <meta:editing-cycles>6</meta:editing-cycles>
    <meta:generator>LibreOffice/7.4.7.2$Windows_X86_64 LibreOffice_project/723314e595e8007d3cf785c16538505a1c878ca5</meta:generator>
    <meta:printed-by>Victor Van der Meersch</meta:printed-by>
    <meta:print-date>2023-06-26T17:30:07.687000000</meta:print-date>
    <meta:document-statistic meta:table-count="0" meta:image-count="0" meta:object-count="0" meta:page-count="8" meta:paragraph-count="141" meta:word-count="1787" meta:character-count="11094" meta:non-whitespace-character-count="9428"/>
  </office:meta>
</office:document-meta>
</file>